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06d1ee" officeooo:paragraph-rsid="0006d1ee"/>
    </style:style>
    <style:style style:name="P2" style:family="paragraph" style:parent-style-name="Standard">
      <style:text-properties fo:font-variant="normal" fo:text-transform="none" fo:color="#000000" style:font-name="apple-system" fo:font-size="12pt" fo:letter-spacing="normal" fo:font-style="normal" fo:font-weight="bold" officeooo:rsid="0006d1ee" officeooo:paragraph-rsid="0006d1ee" style:font-weight-asian="bold" style:font-weight-complex="bold"/>
    </style:style>
    <style:style style:name="P3" style:family="paragraph" style:parent-style-name="Standard">
      <style:text-properties fo:font-size="15pt" fo:font-weight="bold" officeooo:rsid="0006d1ee" officeooo:paragraph-rsid="0006d1ee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Ế HOẠCH NGÀY</text:p>
      <text:p text:style-name="P1"><text:span text:style-name="T1">-24/02/2020</text:span> </text:p>
      <text:p text:style-name="P2">*Những việc đã làm được trong ngày: </text:p>
      <text:p text:style-name="P1">-Tạo backlog web blog -Hoàn thiện CV </text:p>
      <text:p text:style-name="P1">-Làm mindmap module 2 </text:p>
      <text:p text:style-name="P1">-Tìm template cho web blog </text:p>
      <text:p text:style-name="P1">-Làm xong trang đăng ký, đăng nhập. </text:p>
      <text:p text:style-name="P2">*Khó khắn: </text:p>
      <text:p text:style-name="P1">-Khó tìm đc template ưng ý </text:p>
      <text:p text:style-name="P2">*Những việc sẽ làm sắp tới: </text:p>
      <text:p text:style-name="P1">-Làm trang chủ blog </text:p>
      <text:p text:style-name="P1">-Đăng được bài viết trong web blog </text:p>
      <text:p text:style-name="P1">-Tiếp tục làm mindmap mo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23:10:08.567609010</meta:creation-date>
    <dc:date>2021-02-24T23:12:34.061424305</dc:date>
    <meta:editing-duration>PT2M26S</meta:editing-duration>
    <meta:editing-cycles>1</meta:editing-cycles>
    <meta:document-statistic meta:table-count="0" meta:image-count="0" meta:object-count="0" meta:page-count="1" meta:paragraph-count="13" meta:word-count="64" meta:character-count="329" meta:non-whitespace-character-count="267"/>
    <meta:generator>LibreOffice/6.4.6.2$Linux_X86_64 LibreOffice_project/40$Build-2</meta:generator>
  </office:meta>
</office:document-meta>
</file>